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0b14d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0b14d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style:font-size-asian="10pt" style:font-size-complex="10pt"/>
    </style:style>
    <style:style style:name="P12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Body">
      <style:text-properties style:font-name="Arial" fo:font-size="12pt" style:font-size-asian="12pt" style:font-size-complex="12pt"/>
    </style:style>
    <style:style style:name="P15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>
      <style:paragraph-properties fo:padding="0cm" fo:border="none" style:shadow="none"/>
      <style:text-properties style:font-name="Arial" fo:font-size="10pt" fo:font-weight="bold" officeooo:paragraph-rsid="003d3c19" style:font-size-asian="10pt" style:font-weight-asian="bold" style:font-size-complex="1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3ea70a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officeooo:rsid="00261da0"/>
    </style:style>
    <style:style style:name="T10" style:family="text">
      <style:text-properties officeooo:rsid="0029f397"/>
    </style:style>
    <style:style style:name="T11" style:family="text">
      <style:text-properties fo:color="#ff3333" officeooo:rsid="002391da" fo:background-color="#fff200" loext:char-shading-value="0"/>
    </style:style>
    <style:style style:name="T12" style:family="text">
      <style:text-properties fo:color="#ff3333" officeooo:rsid="002def9c" fo:background-color="#fff200" loext:char-shading-value="0"/>
    </style:style>
    <style:style style:name="T13" style:family="text">
      <style:text-properties officeooo:rsid="002bda3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391da" style:font-size-asian="12pt" style:font-size-complex="12pt"/>
    </style:style>
    <style:style style:name="T16" style:family="text">
      <style:text-properties fo:font-size="12pt" officeooo:rsid="002c94e5" style:font-size-asian="12pt" style:font-size-complex="12pt"/>
    </style:style>
    <style:style style:name="T17" style:family="text">
      <style:text-properties fo:font-size="12pt" officeooo:rsid="002def9c" style:font-size-asian="12pt" style:font-size-complex="12pt"/>
    </style:style>
    <style:style style:name="T1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9" style:family="text">
      <style:text-properties officeooo:rsid="00362119"/>
    </style:style>
    <style:style style:name="T20" style:family="text">
      <style:text-properties fo:color="#ce181e" officeooo:rsid="002cf8be" fo:background-color="#fff200" loext:char-shading-value="0"/>
    </style:style>
    <style:style style:name="T21" style:family="text">
      <style:text-properties officeooo:rsid="002def9c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22">do text</text:span></text:p><text:p text:style-name="P18"><text:span text:style-name="T2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18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20">VILLE</text:span></text:p><text:p text:style-name="P3">ADRESSE</text:p><text:p text:style-name="P3"/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9">sion</text:span> <text:span text:style-name="T7">des éléments de l'enquête publique</text:span></text:p>
      <text:p text:style-name="P6">d'un permis d'environnement</text:p>
      <text:p text:style-name="P4"/>
      <text:p text:style-name="P9"/>
      <text:p text:style-name="P10">Agent traitant : <text:span text:style-name="T19"><text:text-input text:description="">self.getFoldermanagers()[0].getName2()</text:text-input></text:span><text:span text:style-name="T19"><text:s/></text:span><text:span text:style-name="T19"><text:text-input text:description="">self.getFoldermanagers()[0].getName1()</text:text-input></text:span></text:p>
      <text:p text:style-name="P17"><text:span text:style-name="T4"><office:annotation><dc:creator>Gauthier Bastien</dc:creator><dc:date>2011-01-13T14:56:41</dc:date><text:p text:style-name="P18"><text:span text:style-name="T22">do text</text:span></text:p><text:p text:style-name="P18"><text:span text:style-name="T22">from document(at=reference, format='odt')</text:span></text:p></office:annotation></text:span><text:span text:style-name="T5">Import depuis </text:span><text:span text:style-name="T6">reference</text:span><text:span text:style-name="T5">.odt</text:span></text:p>
      <text:p text:style-name="P9"/>
      <text:p text:style-name="P11"><office:annotation><dc:creator>Gauthier Bastien</dc:creator><dc:date>2011-02-16T16:12:24</dc:date><text:p text:style-name="P18"><text:span text:style-name="T24">do text if self.hasMultipleApplicants()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8"><text:span text:style-name="T23">do text if self.hasSingleApplicant()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11"/>
      <text:p text:style-name="P11"><text:span text:style-name="T16">Monsieur</text:span><text:span text:style-name="T15"> l</text:span><text:span text:style-name="T16">e</text:span><text:span text:style-name="T15"> Fonctionnaire </text:span><text:span text:style-name="T17">T</text:span><text:span text:style-name="T15">echnique</text:span><text:span text:style-name="T14">,</text:span></text:p>
      <text:p text:style-name="P14"/>
      <text:p text:style-name="P15">Conformément au prescrit <text:span text:style-name="T8">du Code de l'Environnement et à votre courrier </text:span><text:span text:style-name="T11">du X</text:span><text:span text:style-name="T12">X/XX</text:span>, nous vous prions de trouver, sous ce pli, <text:span text:style-name="T10">un</text:span> exemplaire <text:span text:style-name="T13">de chaque élément de l'enquête publique réalisée dans le cadre du projet rep</text:span>ris sous rubrique.</text:p>
      <text:p text:style-name="P15"/>
      <text:p text:style-name="P15">Nous vous en souhaitons bonne réception et nous vous prions d'agréer, <text:span text:style-name="T21">Monsieur le Fonctionnaire Technique</text:span>, nos salutations distinguées.</text:p>
      <text:p text:style-name="P15"/>
      <text:p text:style-name="P12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4:34:09.324508845</dc:date>
    <dc:language>fr-FR</dc:language>
    <meta:editing-cycles>118</meta:editing-cycles>
    <meta:editing-duration>P1DT9H23M43S</meta:editing-duration>
    <dc:creator>bleybaert</dc:creator>
    <meta:document-statistic meta:table-count="0" meta:image-count="0" meta:object-count="0" meta:page-count="1" meta:paragraph-count="17" meta:word-count="135" meta:character-count="1031" meta:non-whitespace-character-count="932"/>
    <meta:user-defined meta:name="Info 1"/>
    <meta:user-defined meta:name="Info 2"/>
    <meta:user-defined meta:name="Info 3"/>
    <meta:user-defined meta:name="Info 4"/>
  </office:meta>
</office:document-meta>
</file>